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01eee"/>
    </style:style>
    <style:style style:name="P2" style:family="paragraph" style:parent-style-name="Standard">
      <style:text-properties officeooo:paragraph-rsid="00104798"/>
    </style:style>
    <style:style style:name="P3" style:family="paragraph" style:parent-style-name="Standard">
      <style:text-properties officeooo:paragraph-rsid="0011a75a"/>
    </style:style>
    <style:style style:name="P4" style:family="paragraph" style:parent-style-name="Standard">
      <style:text-properties officeooo:rsid="0011a75a" officeooo:paragraph-rsid="0011a75a"/>
    </style:style>
    <style:style style:name="T1" style:family="text">
      <style:text-properties officeooo:rsid="00101eee"/>
    </style:style>
    <style:style style:name="T2" style:family="text">
      <style:text-properties officeooo:rsid="00104798"/>
    </style:style>
    <style:style style:name="T3" style:family="text">
      <style:text-properties officeooo:rsid="0011a75a"/>
    </style:style>
    <style:style style:name="T4" style:family="text">
      <style:text-properties officeooo:rsid="0012fddf"/>
    </style:style>
    <style:style style:name="T5" style:family="text">
      <style:text-properties officeooo:rsid="0014c3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5">Turn 3D <text:s/>--→ </text:span><text:a xlink:type="simple" xlink:href="https://www.youtube.com/watch?v=x54GdkpW9JY" text:style-name="Internet_20_link" text:visited-style-name="Visited_20_Internet_20_Link">https://www.youtube.com/watch?v=x54GdkpW9JY</text:a></text:p>
      <text:p text:style-name="Standard"><text:a xlink:type="simple" xlink:href="https://en.wikipedia.org/wiki/List_of_datasets_for_machine-learning_research" text:style-name="Internet_20_link" text:visited-style-name="Visited_20_Internet_20_Link"/></text:p>
      <text:p text:style-name="Standard"><text:a xlink:type="simple" xlink:href="https://en.wikipedia.org/wiki/List_of_datasets_for_machine-learning_research" text:style-name="Internet_20_link" text:visited-style-name="Visited_20_Internet_20_Link"/></text:p>
      <text:p text:style-name="Standard"><text:a xlink:type="simple" xlink:href="https://en.wikipedia.org/wiki/List_of_datasets_for_machine-learning_research" text:style-name="Internet_20_link" text:visited-style-name="Visited_20_Internet_20_Link">https://en.wikipedia.org/wiki/List_of_datasets_for_machine-learning_research</text:a></text:p>
      <text:p text:style-name="Standard"><text:a xlink:type="simple" xlink:href="http://www.image-net.org/" text:style-name="Internet_20_link" text:visited-style-name="Visited_20_Internet_20_Link">http://www.image-net.org/</text:a></text:p>
      <text:p text:style-name="Standard"><text:a xlink:type="simple" xlink:href="https://cocodataset.org/#home" text:style-name="Internet_20_link" text:visited-style-name="Visited_20_Internet_20_Link">https://cocodataset.org/#home</text:a></text:p>
      <text:p text:style-name="Standard"><text:a xlink:type="simple" xlink:href="https://groups.csail.mit.edu/vision/SUN/" text:style-name="Internet_20_link" text:visited-style-name="Visited_20_Internet_20_Link">https://groups.csail.mit.edu/vision/SUN/</text:a></text:p>
      <text:p text:style-name="Standard"><text:a xlink:type="simple" xlink:href="https://storage.googleapis.com/openimages/web/index.html" text:style-name="Internet_20_link" text:visited-style-name="Visited_20_Internet_20_Link">https://storage.googleapis.com/openimages/web/index.html</text:a></text:p>
      <text:p text:style-name="Standard"/>
      <text:p text:style-name="Standard"/>
      <text:p text:style-name="P1">El proceso de reconstrucción <text:span text:style-name="T1">3D</text:span> a través de técnica<text:span text:style-name="T1">s</text:span> fotogrametrí<text:span text:style-name="T1">cas</text:span> no siempre es lineal. </text:p>
      <text:p text:style-name="P1"><text:span text:style-name="T1">D</text:span>e hecho, <text:span text:style-name="T1">es normal</text:span> en<text:span text:style-name="T1">fren</text:span>tarse con los siguientes problemas, especialmente en el área urbana:</text:p>
      <text:p text:style-name="P1">- <text:span text:style-name="T2">S</text:span>uperficies reflectantes <text:span text:style-name="T1">y</text:span> <text:span text:style-name="T1">objectos que obstaculizan la corecta construcción del modelo (ejemplo personas, coches, ventanas </text:span><text:span text:style-name="T2">de edificios, el cielo..)</text:span>.</text:p>
      <text:p text:style-name="Standard">- <text:span text:style-name="T4">D</text:span>ificultades al fotografiar el objeto desde todos los puntos de vista <text:span text:style-name="T2">y perspectivas</text:span> posibles.</text:p>
      <text:p text:style-name="Standard"/>
      <text:p text:style-name="P4">Objectivo:</text:p>
      <text:p text:style-name="P2">Mediante técnicas de im<text:span text:style-name="T2">a</text:span>ge<text:span text:style-name="T2">s processing, filtering y</text:span> Redes Neuronales Generativas Adversarias <text:span text:style-name="T2">para image inpainting</text:span>, intentaremos eliminar estos elementos perturbadores y recrear virtualmente escenas <text:span text:style-name="T2">que faltan.</text:span></text:p>
      <text:p text:style-name="P2"/>
      <text:p text:style-name="P3"><text:span text:style-name="T2">Duda</text:span><text:span text:style-name="T3">s</text:span><text:span text:style-name="T2">: </text:span></text:p>
      <text:p text:style-name="P3"><text:span text:style-name="T3">-La r</text:span><text:span text:style-name="T2">econstrucción geométrica del modelo podría resultar imposible alterando las imágenes (estropear la información de la cámara, distancia focal etc..)</text:span></text:p>
      <text:p text:style-name="P4">-tiempo de entrenamiento GNA, datasets demasiados grandes, resultado de image inpainting de baja calidad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1T22:17:18.286247123</meta:creation-date>
    <dc:date>2020-07-22T12:04:03.638294911</dc:date>
    <meta:editing-duration>PT12M50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1" meta:paragraph-count="15" meta:word-count="134" meta:character-count="1198" meta:non-whitespace-character-count="1077"/>
  </office:meta>
</office:document-meta>
</file>